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style:font-name="Arial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style:font-name="Times New Roman"/>
    </style:style>
    <style:style style:name="P7" style:family="paragraph" style:parent-style-name="Text_20_body" style:list-style-name="L3">
      <style:text-properties style:font-name="Times New Roman"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Times New Roman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atalyst Engine</text:p>
      <text:p text:style-name="P1">Documentation</text:p>
      <text:h text:style-name="P2" text:outline-level="1">Defines</text:h>
      <text:list xml:id="list4818767748850373736" text:style-name="L1">
        <text:list-item>
          <text:p text:style-name="P4">CATALYST_DISABLE_OCEAN –<text:span text:style-name="T3"> Disables ocean rendering.</text:span></text:p>
        </text:list-item>
      </text:list>
      <text:h text:style-name="P2" text:outline-level="1">Naming</text:h>
      <text:list xml:id="list8956405916215192696" text:style-name="L2">
        <text:list-item>
          <text:p text:style-name="P5">Member variables start with an underscore. Every subsequent word begins with a capital letter, the rest lower case. Example: <text:span text:style-name="T1">_MyMemberVariable</text:span></text:p>
        </text:list-item>
        <text:list-item>
          <text:p text:style-name="P6">All other variables is written in camel case, i.e. the first word starts with a lower case letter and subsequent letters are all lower case. The subsequent words starts with upper case. Example: m<text:span text:style-name="T1">yVariable</text:span></text:p>
        </text:list-item>
        <text:list-item>
          <text:p text:style-name="P6">Constant variables are all in upper case, with underscores separating words. Example: <text:span text:style-name="T1">MY_CONSTANT_VARIABLE</text:span></text:p>
        </text:list-item>
      </text:list>
      <text:h text:style-name="P3" text:outline-level="1">Update Phases</text:h>
      <text:list xml:id="list3115754232714086471" text:style-name="L3">
        <text:list-item>
          <text:p text:style-name="P7">PreUpdate: <text:span text:style-name="T3">During this phase, input has not been updated for the current frame.</text:span></text:p>
        </text:list-item>
        <text:list-item>
          <text:p text:style-name="P7">Update: <text:span text:style-name="T3">During this phase, input has been updated for the current frame, but rendering has not happened.</text:span></text:p>
        </text:list-item>
        <text:list-item>
          <text:p text:style-name="P7">PostUpdate: <text:span text:style-name="T3">During this phase, rendering has happen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3T21:00:29.51</meta:creation-date>
    <dc:date>2018-09-07T22:27:10.09</dc:date>
    <meta:editing-duration>PT1H57M31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4" meta:paragraph-count="12" meta:word-count="123" meta:character-count="801"/>
  </office:meta>
</office:document-meta>
</file>